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56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<text:span text:style-name="T1">mysql access denied code</text:span></text:p>
      <text:p text:style-name="Standard"/>
      <text:p text:style-name="Standard">ALTER USER 'root'@'localhost' IDENTIFIED WITH mysql_native_password BY 'ait123';</text:p>
      <text:p text:style-name="Standard">FLUSH PRIVILEGES;</text:p>
      <text:p text:style-name="Standard"/>
      <text:p text:style-name="P1">mysql -u ro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1T12:16:17.746191307</meta:creation-date>
    <dc:date>2025-09-11T12:17:23.381052929</dc:date>
    <meta:editing-duration>PT1M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8" meta:character-count="137" meta:non-whitespace-character-count="123"/>
  </office:meta>
</office:document-meta>
</file>